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15.231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6.884cm"/>
    </style:style>
    <style:style style:name="co5" style:family="table-column">
      <style:table-column-properties fo:break-before="auto" style:column-width="11.0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26" style:family="table-cell" style:parent-style-name="Default">
      <style:table-cell-properties style:text-align-source="value-type" style:repeat-content="false" fo:wrap-option="wrap" fo:border="0.06pt solid #000000"/>
      <style:paragraph-properties fo:margin-left="0cm"/>
    </style:style>
    <style:style style:name="ce27" style:family="table-cell" style:parent-style-name="Default" style:data-style-name="N37">
      <style:table-cell-properties style:text-align-source="value-type" style:repeat-content="false" fo:wrap-option="wrap" fo:border="0.06pt solid #000000"/>
      <style:paragraph-properties fo:margin-left="0cm"/>
    </style:style>
    <style:style style:name="ce28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0000ff" style:text-align-source="fix" style:repeat-content="false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" style:family="table-cell" style:parent-style-name="Default">
      <style:table-cell-properties fo:background-color="#cd5c5c" style:text-align-source="fix" style:repeat-content="false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69b4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#ff69b4"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</style:style>
    <style:style style:name="ce14" style:family="table-cell" style:parent-style-name="Default">
      <style:table-cell-properties fo:background-color="#cd5c5c" style:text-align-source="fix" style:repeat-content="false" fo:wrap-option="wrap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start" fo:margin-left="0cm"/>
    </style:style>
    <style:style style:name="ce16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7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pt" fo:country="BR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pt" fo:country="B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ionário de Dados" table:style-name="ta1">
        <table:table-column table:style-name="co1" table:default-cell-style-name="ce10"/>
        <table:table-column table:style-name="co2" table:default-cell-style-name="ce28"/>
        <table:table-column table:style-name="co3" table:default-cell-style-name="ce19"/>
        <table:table-column table:style-name="co3" table:number-columns-repeated="1021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Dicionário de Dados</text:p>
          </table:table-cell>
          <table:covered-table-cell table:style-name="ce25"/>
          <table:table-cell table:style-name="Default"/>
          <table:table-cell table:number-columns-repeated="1021"/>
        </table:table-row>
        <table:table-row table:style-name="ro2">
          <table:table-cell table:style-name="ce21" office:value-type="string" calcext:value-type="string" table:number-columns-spanned="2" table:number-rows-spanned="1">
            <text:p>SMT_PESSOA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3" office:value-type="string" calcext:value-type="string">
            <text:p>CD_PESSOA (PK)</text:p>
          </table:table-cell>
          <table:table-cell table:style-name="ce26" office:value-type="string" calcext:value-type="string">
            <text:p>Integ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26" office:value-type="string" calcext:value-type="string">
            <text:p>Varchar(14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26" office:value-type="string" calcext:value-type="string">
            <text:p>Varchar(100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26" office:value-type="string" calcext:value-type="string">
            <text:p>Varchar(11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26" office:value-type="string" calcext:value-type="string">
            <text:p>Varchar(50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26" office:value-type="string" calcext:value-type="string">
            <text:p>Integer-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26" office:value-type="string" calcext:value-type="string">
            <text:p>Integer-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ENHA</text:p>
          </table:table-cell>
          <table:table-cell table:style-name="ce26" office:value-type="string" calcext:value-type="string">
            <text:p>Varchar(50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INSERIDO</text:p>
          </table:table-cell>
          <table:table-cell table:style-name="ce26" office:value-type="string" calcext:value-type="string">
            <text:p>Timestamp (Registra a data e hora de inserção do registro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ATUALIZADO</text:p>
          </table:table-cell>
          <table:table-cell table:style-name="ce26" office:value-type="string" calcext:value-type="string">
            <text:p>Timestamp (Registra a data e hora de alteração do registro)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6"/>
          <table:table-cell table:number-columns-repeated="1022"/>
        </table:table-row>
        <table:table-row table:style-name="ro2">
          <table:table-cell table:style-name="ce21" office:value-type="string" calcext:value-type="string" table:number-columns-spanned="2" table:number-rows-spanned="1">
            <text:p>SMT_PESSOA_MEDICO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3" office:value-type="string" calcext:value-type="string">
            <text:p>CD_PESSOA_MEDICO (PK)</text:p>
          </table:table-cell>
          <table:table-cell table:style-name="ce26" office:value-type="string" calcext:value-type="string">
            <text:p>Integ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PESSOA (FK)</text:p>
          </table:table-cell>
          <table:table-cell table:style-name="ce26" office:value-type="string" calcext:value-type="string">
            <text:p>Integ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RM</text:p>
          </table:table-cell>
          <table:table-cell table:style-name="ce26" office:value-type="string" calcext:value-type="string">
            <text:p>Varchar(10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INSERIDO</text:p>
          </table:table-cell>
          <table:table-cell table:style-name="ce26" office:value-type="string" calcext:value-type="string">
            <text:p>Timestamp (Registra a data e hora de inserção do registro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ATUALIZADO</text:p>
          </table:table-cell>
          <table:table-cell table:style-name="ce26" office:value-type="string" calcext:value-type="string">
            <text:p>Timestamp (Registra a data e hora de alteração do registro)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6"/>
          <table:table-cell table:number-columns-repeated="1022"/>
        </table:table-row>
        <table:table-row table:style-name="ro2">
          <table:table-cell table:style-name="ce21" office:value-type="string" calcext:value-type="string" table:number-columns-spanned="2" table:number-rows-spanned="1">
            <text:p>SMT_AGENDA_DATA_MEDICO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_DATA_MEDICO (PK)</text:p>
          </table:table-cell>
          <table:table-cell table:style-name="ce26" office:value-type="string" calcext:value-type="string">
            <text:p>Varchar(12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PESSOA_MEDICO (FK)</text:p>
          </table:table-cell>
          <table:table-cell table:style-name="ce26" office:value-type="string" calcext:value-type="string">
            <text:p>Integ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T_DATA_AGENDA</text:p>
          </table:table-cell>
          <table:table-cell table:style-name="ce26" office:value-type="string" calcext:value-type="string">
            <text:p>Dat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INSERIDO</text:p>
          </table:table-cell>
          <table:table-cell table:style-name="ce26" office:value-type="string" calcext:value-type="string">
            <text:p>Timestamp (Registra a data e hora de inserção do registro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ATUALIZADO</text:p>
          </table:table-cell>
          <table:table-cell table:style-name="ce26" office:value-type="string" calcext:value-type="string">
            <text:p>Timestamp (Registra a data e hora de alteração do registro)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7"/>
          <table:table-cell table:number-columns-repeated="1022"/>
        </table:table-row>
        <table:table-row table:style-name="ro2">
          <table:table-cell table:style-name="ce21" office:value-type="string" calcext:value-type="string" table:number-columns-spanned="2" table:number-rows-spanned="1">
            <text:p>SMT_AGENDA_HORÁRIO_MEDICO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_HORARIO_MEDICO (PK)</text:p>
          </table:table-cell>
          <table:table-cell table:style-name="ce26" office:value-type="string" calcext:value-type="string">
            <text:p>Varchar(15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_DATA_MEDICO (FK)</text:p>
          </table:table-cell>
          <table:table-cell table:style-name="ce26" office:value-type="string" calcext:value-type="string">
            <text:p>Varchar(12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26" office:value-type="string" calcext:value-type="string">
            <text:p>Tim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26" office:value-type="string" calcext:value-type="string">
            <text:p>Tim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26" office:value-type="string" calcext:value-type="string">
            <text:p>Integer-(0)-Livre, (1)-Agenda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INSERIDO</text:p>
          </table:table-cell>
          <table:table-cell table:style-name="ce26" office:value-type="string" calcext:value-type="string">
            <text:p>Timestamp (Registra a data e hora de inserção do registro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ATUALIZADO</text:p>
          </table:table-cell>
          <table:table-cell table:style-name="ce26" office:value-type="string" calcext:value-type="string">
            <text:p>Timestamp (Registra a data e hora de alteração do registro)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6"/>
          <table:table-cell table:number-columns-repeated="1022"/>
        </table:table-row>
        <table:table-row table:style-name="ro2">
          <table:table-cell table:style-name="ce7" office:value-type="string" calcext:value-type="string" table:number-columns-spanned="2" table:number-rows-spanned="1">
            <text:p>SMT_ATENDIMENTO</text:p>
          </table:table-cell>
          <table:covered-table-cell table:style-name="ce26"/>
          <table:table-cell table:number-columns-repeated="1022"/>
        </table:table-row>
        <table:table-row table:style-name="ro2">
          <table:table-cell table:style-name="ce3" office:value-type="string" calcext:value-type="string">
            <text:p>CD_ATENDIMENTO (PK)</text:p>
          </table:table-cell>
          <table:table-cell table:style-name="ce26" office:value-type="string" calcext:value-type="string">
            <text:p>Integ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PESSOA (FK)</text:p>
          </table:table-cell>
          <table:table-cell table:style-name="ce26" office:value-type="string" calcext:value-type="string">
            <text:p>Integ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STATUS</text:p>
          </table:table-cell>
          <table:table-cell table:style-name="ce26" office:value-type="string" calcext:value-type="string">
            <text:p><text:span text:style-name="T1">Integer-</text:span>(1) Agendado, (2) Atendido, (3) Cancelado-SESMT, (4) Cancelado-Solicita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26" office:value-type="string" calcext:value-type="string">
            <text:p><text:span text:style-name="T2">Integer-</text:span>(1) Interno, (2) Extern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TENDIMENTO_TIPO</text:p>
          </table:table-cell>
          <table:table-cell table:style-name="ce26" office:value-type="string" calcext:value-type="string">
            <text:p><text:span text:style-name="T3">Integer-</text:span>(1) Consulta, (2) Exame Periódico, (3) Exame Admissional, (4) Exame Demissiona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_HORARIO_MEDICO (FK)</text:p>
          </table:table-cell>
          <table:table-cell table:style-name="ce26" office:value-type="string" calcext:value-type="string">
            <text:p>Varchar(15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INSERIDO</text:p>
          </table:table-cell>
          <table:table-cell table:style-name="ce26" office:value-type="string" calcext:value-type="string">
            <text:p>Timestamp (Registra a data e hora de inserção do registro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H_ATUALIZADO</text:p>
          </table:table-cell>
          <table:table-cell table:style-name="ce26" office:value-type="string" calcext:value-type="string">
            <text:p>Timestamp (Registra a data e hora de alteração do registro)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e de Mesa" table:style-name="ta1">
        <table:table-column table:style-name="co4" table:default-cell-style-name="ce10"/>
        <table:table-column table:style-name="co5" table:default-cell-style-name="ce18"/>
        <table:table-column table:style-name="co3" table:default-cell-style-name="ce10"/>
        <table:table-column table:style-name="co3" table:number-columns-repeated="1021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SMT_PESSOA</text:p>
          </table:table-cell>
          <table:covered-table-cell table:style-name="ce37"/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1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2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string" calcext:value-type="string">
            <text:p>3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3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4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5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6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<text:a xlink:href="mailto:p7@uem.br" xlink:type="simple">p7@uem.br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PESSOA (PK)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Manoel da Silv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msilva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3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6" office:value-type="string" calcext:value-type="string">
            <text:p>CD_PESSOA (PK)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Roberto da Silv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rsilva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3 - (1) Administrador, (2) Secretária, (3) Médico, (4) Paciente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7" office:value-type="string" calcext:value-type="string" table:number-columns-spanned="2" table:number-rows-spanned="1">
            <text:p>SMT_PESSOA_MEDICO</text:p>
          </table:table-cell>
          <table:covered-table-cell table:style-name="ce37"/>
          <table:table-cell table:number-columns-repeated="1022"/>
        </table:table-row>
        <table:table-row table:style-name="ro2">
          <table:table-cell table:style-name="ce5" office:value-type="string" calcext:value-type="string">
            <text:p>CD_PESSOA_MEDICO (PK)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PESSOA (PK)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RM</text:p>
          </table:table-cell>
          <table:table-cell table:style-name="ce11" office:value-type="float" office:value="12345678" calcext:value-type="float">
            <text:p>12345678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6" office:value-type="string" calcext:value-type="string">
            <text:p>CD_PESSOA_MEDICO (PK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D_PESSOA (PK)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RM</text:p>
          </table:table-cell>
          <table:table-cell table:style-name="ce11" office:value-type="float" office:value="87654321" calcext:value-type="float">
            <text:p>87654321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7" office:value-type="string" calcext:value-type="string" table:number-columns-spanned="2" table:number-rows-spanned="1">
            <text:p>SMT_ATENDIMENTO</text:p>
          </table:table-cell>
          <table:covered-table-cell table:style-name="ce37"/>
          <table:table-cell table:number-columns-repeated="1022"/>
        </table:table-row>
        <table:table-row table:style-name="ro2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TENDIMENTO_TIPO</text:p>
          </table:table-cell>
          <table:table-cell table:style-name="ce11" office:value-type="string" calcext:value-type="string">
            <text:p>1 – (1) Consulta, (2) Exame Periódico, (3) Exame Admissional, (4) Exame Demissional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FK)</text:p>
          </table:table-cell>
          <table:table-cell table:style-name="ce14" office:value-type="string" calcext:value-type="string">
            <text:p>202310230050900</text:p>
          </table:table-cell>
          <table:table-cell office:value-type="string" calcext:value-type="string">
            <text:p><text:s/>*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TENDIMENTO_TIPO</text:p>
          </table:table-cell>
          <table:table-cell table:style-name="ce11" office:value-type="string" calcext:value-type="string">
            <text:p>1 – (1) Consulta, (2) Exame Periódico, (3) Exame Admissional, (4) Exame Demissional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30051000</text:p>
          </table:table-cell>
          <table:table-cell office:value-type="string" calcext:value-type="string">
            <text:p><text:s/>**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TENDIMENTO_TIPO</text:p>
          </table:table-cell>
          <table:table-cell table:style-name="ce11" office:value-type="string" calcext:value-type="string">
            <text:p>1 – (1) Consulta, (2) Exame Periódico, (3) Exame Admissional, (4) Exame Demissional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1000</text:p>
          </table:table-cell>
          <table:table-cell office:value-type="string" calcext:value-type="string">
            <text:p><text:s/>***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TENDIMENTO_TIPO</text:p>
          </table:table-cell>
          <table:table-cell table:style-name="ce11" office:value-type="string" calcext:value-type="string">
            <text:p>1 – (1) Consulta, (2) Exame Periódico, (3) Exame Admissional, (4) Exame Demissional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1300</text:p>
          </table:table-cell>
          <table:table-cell office:value-type="string" calcext:value-type="string">
            <text:p><text:s/>****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TENDIMENTO_TIPO</text:p>
          </table:table-cell>
          <table:table-cell table:style-name="ce11" office:value-type="string" calcext:value-type="string">
            <text:p>1 – (1) Consulta, (2) Exame Periódico, (3) Exame Admissional, (4) Exame Demissional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70060900</text:p>
          </table:table-cell>
          <table:table-cell office:value-type="string" calcext:value-type="string">
            <text:p><text:s/>*****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TENDIMENTO_TIPO</text:p>
          </table:table-cell>
          <table:table-cell table:style-name="ce11" office:value-type="string" calcext:value-type="string">
            <text:p>1 – (1) Consulta, (2) Exame Periódico, (3) Exame Admissional, (4) Exame Demissional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1000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_PESSOA (PK)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TENDIMENTO_TIPO</text:p>
          </table:table-cell>
          <table:table-cell table:style-name="ce11" office:value-type="string" calcext:value-type="string">
            <text:p>1 – (1) Consulta, (2) Exame Periódico, (3) Exame Admissional, (4) Exame Demissional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51400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7" office:value-type="string" calcext:value-type="string" table:number-columns-spanned="2" table:number-rows-spanned="1">
            <text:p>SMT_AGENDA_DATA_MEDICO</text:p>
          </table:table-cell>
          <table:covered-table-cell table:style-name="ce37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string" calcext:value-type="string">
            <text:p>2023102300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PESSOA_MEDICO (PK)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3" calcext:value-type="date">
            <text:p>23/10/23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string" calcext:value-type="string">
            <text:p>2023102500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PESSOA_MEDICO (PK)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5" calcext:value-type="date">
            <text:p>25/10/23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string" calcext:value-type="string">
            <text:p>20231027005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PESSOA_MEDICO (PK)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7" calcext:value-type="date">
            <text:p>27/10/23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6"/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3006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D_PESSOA_MEDICO (PK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3" calcext:value-type="date">
            <text:p>23/10/23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6"/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7006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D_PESSOA_MEDICO (PK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7" calcext:value-type="date">
            <text:p>27/10/23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6"/>
          <table:table-cell table:number-columns-repeated="1022"/>
        </table:table-row>
        <table:table-row table:style-name="ro2">
          <table:table-cell table:style-name="ce7" office:value-type="string" calcext:value-type="string" table:number-columns-spanned="2" table:number-rows-spanned="1">
            <text:p>SMT_AGENDA_HORÁRIO_MEDICO</text:p>
          </table:table-cell>
          <table:covered-table-cell table:style-name="ce37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300508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FK)</text:p>
          </table:table-cell>
          <table:table-cell table:style-name="ce14" office:value-type="string" calcext:value-type="string">
            <text:p>20231023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8H00M00S" calcext:value-type="time">
            <text:p>08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8H30M00S" calcext:value-type="time">
            <text:p>08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300509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FK)</text:p>
          </table:table-cell>
          <table:table-cell table:style-name="ce14" office:value-type="string" calcext:value-type="string">
            <text:p>20231023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9H00M00S" calcext:value-type="time">
            <text:p>09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9H30M00S" calcext:value-type="time">
            <text:p>09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30051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FK)</text:p>
          </table:table-cell>
          <table:table-cell table:style-name="ce14" office:value-type="string" calcext:value-type="string">
            <text:p>20231023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0H00M00S" calcext:value-type="time">
            <text:p>10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0H30M00S" calcext:value-type="time">
            <text:p>10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1"/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09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5005" calcext:value-type="float">
            <text:p>20231025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9H00M00S" calcext:value-type="time">
            <text:p>09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9H30M00S" calcext:value-type="time">
            <text:p>09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10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5005" calcext:value-type="float">
            <text:p>20231025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0H00M00S" calcext:value-type="time">
            <text:p>10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0H30M00S" calcext:value-type="time">
            <text:p>10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13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5005" calcext:value-type="float">
            <text:p>20231025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3H00M00S" calcext:value-type="time">
            <text:p>13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3H30M00S" calcext:value-type="time">
            <text:p>13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700513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7005" calcext:value-type="float">
            <text:p>20231027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3H00M00S" calcext:value-type="time">
            <text:p>13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3H30M00S" calcext:value-type="time">
            <text:p>13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700514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7005" calcext:value-type="float">
            <text:p>20231027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4H00M00S" calcext:value-type="time">
            <text:p>14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4H30M00S" calcext:value-type="time">
            <text:p>14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7005150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7005" calcext:value-type="float">
            <text:p>20231027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5H00M00S" calcext:value-type="time">
            <text:p>15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5H30M00S" calcext:value-type="time">
            <text:p>15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3006080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DATA_MEDICO (FK)</text:p>
          </table:table-cell>
          <table:table-cell table:style-name="ce9" office:value-type="string" calcext:value-type="string">
            <text:p>2023102300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8H00M00S" calcext:value-type="time">
            <text:p>08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8H30M00S" calcext:value-type="time">
            <text:p>08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3006160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DATA_MEDICO (FK)</text:p>
          </table:table-cell>
          <table:table-cell table:style-name="ce9" office:value-type="string" calcext:value-type="string">
            <text:p>2023102300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6H00M00S" calcext:value-type="time">
            <text:p>16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6H30M00S" calcext:value-type="time">
            <text:p>16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080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700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8H00M00S" calcext:value-type="time">
            <text:p>08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8H30M00S" calcext:value-type="time">
            <text:p>08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090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700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9H00M00S" calcext:value-type="time">
            <text:p>09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9H30M00S" calcext:value-type="time">
            <text:p>09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/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100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700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0H00M00S" calcext:value-type="time">
            <text:p>10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0H30M00S" calcext:value-type="time">
            <text:p>10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2" table:number-rows-repeated="10483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1:10:08.6918336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6T12:20:39.314098616</meta:creation-date>
    <dc:date>2023-10-18T16:12:22.899665092</dc:date>
    <meta:editing-duration>PT1H44M54S</meta:editing-duration>
    <meta:editing-cycles>18</meta:editing-cycles>
    <meta:generator>LibreOffice/6.4.7.2$Linux_X86_64 LibreOffice_project/40$Build-2</meta:generator>
    <meta:print-date>2023-10-17T16:43:09.490586330</meta:print-date>
    <meta:document-statistic meta:table-count="2" meta:cell-count="479" meta:object-count="0"/>
  </office:meta>
</office:document-meta>
</file>